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26587" officeooo:paragraph-rsid="00026587"/>
    </style:style>
    <style:style style:name="P2" style:family="paragraph" style:parent-style-name="Standard">
      <style:text-properties officeooo:rsid="0002ea2a" officeooo:paragraph-rsid="0002ea2a"/>
    </style:style>
    <style:style style:name="P3" style:family="paragraph" style:parent-style-name="Standard">
      <style:text-properties fo:font-weight="bold" officeooo:rsid="0002ea2a" officeooo:paragraph-rsid="0002ea2a" style:font-weight-asian="bold" style:font-weight-complex="bold"/>
    </style:style>
    <style:style style:name="P4" style:family="paragraph" style:parent-style-name="Standard">
      <style:text-properties fo:font-weight="bold" officeooo:rsid="0003f1d0" officeooo:paragraph-rsid="0003f1d0" style:font-weight-asian="bold" style:font-weight-complex="bold"/>
    </style:style>
    <style:style style:name="P5" style:family="paragraph" style:parent-style-name="Standard">
      <style:text-properties fo:font-size="18pt" style:text-underline-style="solid" style:text-underline-width="auto" style:text-underline-color="font-color" fo:font-weight="bold" officeooo:rsid="0003f1d0" officeooo:paragraph-rsid="0003f1d0" style:font-size-asian="18pt" style:font-weight-asian="bold" style:font-size-complex="18pt" style:font-weight-complex="bold"/>
    </style:style>
    <style:style style:name="P6" style:family="paragraph" style:parent-style-name="Standard">
      <style:text-properties officeooo:rsid="0003f1d0" officeooo:paragraph-rsid="0003f1d0"/>
    </style:style>
    <style:style style:name="P7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2ea2a" officeooo:paragraph-rsid="0002ea2a"/>
    </style:style>
    <style:style style:name="P8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officeooo:rsid="0003f1d0" officeooo:paragraph-rsid="0002ea2a"/>
    </style:style>
    <style:style style:name="P9" style:family="paragraph" style:parent-style-name="Standard">
      <style:paragraph-properties fo:padding="0.0291in" fo:border-left="none" fo:border-right="none" fo:border-top="none" fo:border-bottom="0.99pt solid #000000" style:join-border="false"/>
      <style:text-properties fo:font-weight="bold" officeooo:rsid="0003f1d0" officeooo:paragraph-rsid="0003f1d0" style:font-weight-asian="bold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3f1d0" style:font-style-asian="normal" style:font-style-complex="normal"/>
    </style:style>
    <style:style style:name="T4" style:family="text">
      <style:text-properties fo:font-style="normal" fo:font-weight="bold" style:font-style-asian="normal" style:font-weight-asian="bold" style:font-style-complex="normal" style:font-weight-complex="bold"/>
    </style:style>
    <style:style style:name="T5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roject Legacy</text:p>
      <text:p text:style-name="P1"/>
      <text:p text:style-name="P1">Quality of product</text:p>
      <text:p text:style-name="P1">Recommended Use</text:p>
      <text:p text:style-name="P1">Known Problems</text:p>
      <text:p text:style-name="P1">Adherence to project plan</text:p>
      <text:p text:style-name="P1">defect analysis </text:p>
      <text:p text:style-name="P1">QA</text:p>
      <text:p text:style-name="P1">Config Management</text:p>
      <text:p text:style-name="P1">Suggestions</text:p>
      <text:p text:style-name="P1"/>
      <text:p text:style-name="P1"/>
      <text:p text:style-name="P1"/>
      <text:p text:style-name="P5">Progression</text:p>
      <text:p text:style-name="P2"/>
      <text:p text:style-name="P2"><text:tab/>Our approach to the software development process changed significantly over time throughout the semester. <text:s/>In the beginning we started out by breaking up tasks and completing documentation separately from home. <text:s/>Around the midpoint of the semester we started coming together twice a week in the Georgia State University library at the <text:span text:style-name="T1">Curve. <text:s/></text:span><text:span text:style-name="T2">Typically our time in the curve consisted of somewhere between three to five group members gathered around a round table. Typically one person would have their laptop plugged into a monitor. </text:span></text:p>
      <text:p text:style-name="P2"><text:span text:style-name="T2"/></text:p>
      <text:p text:style-name="P5"><text:span text:style-name="T2">Issues and Suggestions</text:span></text:p>
      <text:p text:style-name="P7"><text:span text:style-name="T2"/></text:p>
      <text:p text:style-name="P2"><text:span text:style-name="T2"/></text:p>
      <text:p text:style-name="P2"><text:span text:style-name="T4">Issue Encountered</text:span><text:span text:style-name="T2">: <text:tab/>Coding Task Allocation</text:span></text:p>
      <text:p text:style-name="P2"><text:span text:style-name="T2">Assessment By: <text:tab/>Joseph Bontecou</text:span></text:p>
      <text:p text:style-name="P2"><text:span text:style-name="T2"/></text:p>
      <text:p text:style-name="P2"><text:span text:style-name="T2"><text:tab/>We found our approach to be successful in setting up a divide and conquer mentality on documentation, but we had trouble developing the same mentality on the source code development side of things. <text:s/>I had kicked off our development by putting together the SearchFlow portion of the website one weekend and establishing a </text:span><text:span text:style-name="T1">Model View Controller</text:span><text:span text:style-name="T2"> design for our classes. <text:s/>Our MVC was composed of a few separate work flows, the design was effective in breaking up the application into subsections, but lead to a lot of confusion for others. <text:s/>A more clear and specific allocation of coding tasks would have lead to much more collaboration and efficiency on that end. </text:span></text:p>
      <text:p text:style-name="P2"><text:span text:style-name="T2"/></text:p>
      <text:p text:style-name="P2"><text:span text:style-name="T2"/></text:p>
      <text:p text:style-name="P3"><text:span text:style-name="T3">Future </text:span><text:span text:style-name="T2">Suggestions</text:span></text:p>
      <text:p text:style-name="P2"><text:span text:style-name="T2">Assessment By: <text:tab/>Joseph Bontecou</text:span></text:p>
      <text:p text:style-name="P2"><text:span text:style-name="T2"/></text:p>
      <text:p text:style-name="P2"><text:span text:style-name="T2"><text:tab/>I would suggest future groups to break their coding allocation into very specific functionality types. <text:s/>For example have one person who is dedicated to creating all the form checks. Have another person in charge of creating the Panels for those forms. <text:s/></text:span><text:span text:style-name="T3">Setting up the task allocation in such a way prevents the confusions in how separate parts of the the application interact with each other from inhibiting contribution from all members of the team.</text:span></text:p>
      <text:p text:style-name="P8"><text:span text:style-name="T2"/></text:p>
      <text:p text:style-name="P6"><text:span text:style-name="T2"/></text:p>
      <text:p text:style-name="P4"><text:soft-page-break/><text:span text:style-name="T2">Issue Encountered:<text:tab/></text:span><text:span text:style-name="T5">Awkward Project Proposal</text:span></text:p>
      <text:p text:style-name="P4"><text:span text:style-name="T2">Assessment By:</text:span><text:span text:style-name="T5"><text:tab/>Joseph Bontecou</text:span></text:p>
      <text:p text:style-name="P4"><text:span text:style-name="T5"/></text:p>
      <text:p text:style-name="P4"><text:span text:style-name="T5"><text:tab/>The selected topic was to create a flight travel e-commerce software. <text:s/>In theory we saw this as being a endpoint for travel agents to handle customer bookings. <text:s/>The topic, though relevant as an application, is better suited for a website than a GUI based application. <text:s/>The working parts that would flow seamlessly together web programming languages became much more complicated in java and likely would be completely unfeasible in the real world.</text:span></text:p>
      <text:p text:style-name="P4"><text:span text:style-name="T5"/></text:p>
      <text:p text:style-name="P4"><text:span text:style-name="T2">Future Suggestions</text:span></text:p>
      <text:p text:style-name="P4"><text:span text:style-name="T5">Assessment By: <text:tab/>Joseph Bontecou</text:span></text:p>
      <text:p text:style-name="P4"><text:span text:style-name="T5"/></text:p>
      <text:p text:style-name="P4"><text:span text:style-name="T5"><text:tab/>When coming up with a project proposal keep your mind on desktop specific applications. <text:s/>Good examples are those that handle local file manipulations or data storage. <text:s/>Internally facing applications such as inventory trackers also would work better. <text:s/>Front ends to typical computer user tools such as Git would also work well. <text:s/>Keep the application functionality all in relation to one central task with small utilities based around that central task. <text:s/>The travel agency platform has too many unrelated functionalities.</text:span></text:p>
      <text:p text:style-name="P9"><text:span text:style-name="T5"><text:s/></text:span></text:p>
      <text:p text:style-name="P4"><text:span text:style-name="T5"/></text:p>
      <text:p text:style-name="P4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30T12:39:54.091444745</meta:creation-date>
    <dc:date>2015-11-30T13:28:57.123994740</dc:date>
    <meta:editing-duration>PT20S</meta:editing-duration>
    <meta:editing-cycles>1</meta:editing-cycles>
    <meta:document-statistic meta:table-count="0" meta:image-count="0" meta:object-count="0" meta:page-count="2" meta:paragraph-count="25" meta:word-count="472" meta:character-count="3025" meta:non-whitespace-character-count="2548"/>
    <meta:generator>LibreOffice/4.4.6.3$Linux_X86_64 LibreOffice_project/40m0$Build-3</meta:generator>
  </office:meta>
</office:document-meta>
</file>